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onstructorAnnotationIntegrationTests.TestConstructorAnnotationIntegrationTests( ApplicationContext applicationContext , Person dilbert , Dog dog , @ Value ( "${enigma}" ) Integer enigm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ConstructorAnnotationIntegrationTests.propertyPlaceholderInj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onstructorAnnotationIntegrationTests.beansInj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ConstructorAnnotationIntegrationTests.applicationContextInj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